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305cm" fo:padding-bottom="0.305cm" fo:padding-left="0.301cm" fo:padding-right="0.30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2.539cm" style:use-optimal-column-width="false"/>
    </style:style>
    <style:style style:name="co2" style:family="table-column">
      <style:table-column-properties style:column-width="2.54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2.539cm" style:use-optimal-row-height="false"/>
    </style:style>
    <style:style style:name="ro2" style:family="table-row">
      <style:table-row-properties style:row-height="2.549cm" style:use-optimal-row-height="false"/>
    </style:style>
    <style:style style:name="ro3" style:family="table-row">
      <style:table-row-properties style:row-height="2.538cm" style:use-optimal-row-height="false"/>
    </style:style>
    <style:style style:name="ro4" style:family="table-row">
      <style:table-row-properties style:row-height="2.545cm" style:use-optimal-row-height="false"/>
    </style:style>
    <style:style style:name="ro5" style:family="table-row">
      <style:table-row-properties style:row-height="2.544cm" style:use-optimal-row-height="false"/>
    </style:style>
    <style:style style:name="ce1" style:family="table-cell">
      <loext:graphic-properties draw:fill="gradient" draw:fill-color="#8ed0ff" draw:fill-gradient-name="Gradient_20_1" draw:gradient-step-count="64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69abf1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ed0ff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7ad762" draw:textarea-vertical-align="middle"/>
      <style:paragraph-properties fo:text-align="center" fo:border-left="0.57pt solid #000000" fo:border-right="0.57pt solid #000000" fo:border-top="none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6060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gradient" draw:fill-color="#8ed0ff" draw:fill-gradient-name="Gradient_20_2" draw:gradient-step-count="64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="gradient" draw:fill-color="#8ed0ff" draw:fill-gradient-name="Gradient_20_1" draw:gradient-step-count="0" draw:textarea-vertical-align="middle"/>
      <style:paragraph-properties fo:text-align="center" fo:border-left="0.57pt solid #000000" fo:border-right="0.57pt solid #000000" fo:border-top="none" fo:border-bottom="0.57pt solid #000000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0.57pt solid #000000"/>
      <style:text-properties fo:color="#000000" style:font-name="Liberation Mono" fo:font-size="17pt" fo:font-weight="bold" style:font-size-asian="18pt" style:font-weight-asian="bold" style:font-size-complex="18pt" style:font-weight-complex="bold"/>
    </style:style>
    <style:style style:name="ce12" style:family="table-cell">
      <loext:graphic-properties draw:fill="solid" draw:fill-color="#8ed0ff" draw:textarea-vertical-align="middle"/>
      <style:paragraph-properties fo:text-align="center" fo:border="0.57pt solid #000000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0.57pt solid #000000" fo:border-bottom="none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8ed0ff" draw:textarea-vertical-align="middle"/>
      <style:paragraph-properties fo:text-align="center" fo:border-left="0.57pt solid #000000" fo:border-right="none" fo:border-top="0.57pt solid #000000" fo:border-bottom="0.57pt solid #000000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8ed0ff" draw:textarea-vertical-align="middle"/>
      <style:paragraph-properties fo:text-align="center" fo:border-left="none" fo:border-right="0.57pt solid #000000" fo:border-top="0.57pt solid #000000" fo:border-bottom="0.57pt solid #000000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none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ce17" style:family="table-cell">
      <loext:graphic-properties draw:fill="gradient" draw:fill-color="#8ed0ff" draw:fill-gradient-name="Gradient_20_2" draw:gradient-step-count="0" draw:textarea-vertical-align="middle"/>
      <style:paragraph-properties fo:text-align="center" fo:border-left="0.57pt solid #000000" fo:border-right="0.57pt solid #000000" fo:border-top="0.57pt solid #000000" fo:border-bottom="none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color="#000000" style:font-name="Liberation Sans1" fo:font-size="17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color="#000000" style:font-name="Liberation Mono" fo:font-size="17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Mono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0.16cm" svg:height="22.86cm" svg:x="1.375cm" svg:y="5.0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4">
                <text:p text:style-name="P1">Unallocated stack space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</table:table-row>
            <table:table-row table:style-name="ro1" table:default-cell-style-name="ce3"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</table:table-row>
            <table:table-row table:style-name="ro1" table:default-cell-style-name="ce4"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</table:table-row>
            <table:table-row table:style-name="ro1" table:default-cell-style-name="ce5"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</table:table-row>
            <table:table-row table:style-name="ro1" table:default-cell-style-name="ce6"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</table:table-row>
            <table:table-row table:style-name="ro1" table:default-cell-style-name="ce7">
              <table:table-cell>
                <text:p text:style-name="P1">\xa8</text:p>
              </table:table-cell>
              <table:table-cell>
                <text:p text:style-name="P1">\x44</text:p>
              </table:table-cell>
              <table:table-cell>
                <text:p text:style-name="P1">\x04</text:p>
              </table:table-cell>
              <table:table-cell>
                <text:p text:style-name="P1">\x80</text:p>
              </table:table-cell>
            </table:table-row>
            <table:table-row table:style-name="ro1" table:default-cell-style-name="ce8">
              <table:table-cell>
                <text:p text:style-name="P1">\x08</text:p>
              </table:table-cell>
              <table:table-cell>
                <text:p text:style-name="P1">\x38</text:p>
              </table:table-cell>
              <table:table-cell>
                <text:p text:style-name="P1">\x04</text:p>
              </table:table-cell>
              <table:table-cell>
                <text:p text:style-name="P1">\x80</text:p>
              </table:table-cell>
            </table:table-row>
            <table:table-row table:style-name="ro2" table:default-cell-style-name="ce9">
              <table:table-cell table:number-columns-spanned="4">
                <text:p text:style-name="P1">Parent routine’s stack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16cm" svg:height="15.24cm" svg:x="18.817cm" svg:y="9.4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0">
              <table:table-cell table:number-columns-spanned="4">
                <text:p text:style-name="P2">...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11">
              <table:table-cell table:number-columns-spanned="4">
                <text:p text:style-name="P3"><text:span text:style-name="T1">int system(const char *command)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12">
              <table:table-cell table:number-columns-spanned="4">
                <text:p text:style-name="P2">...</text:p>
              </table:table-cell>
              <table:covered-table-cell table:style-name="ce13"/>
              <table:covered-table-cell/>
              <table:covered-table-cell/>
            </table:table-row>
            <table:table-row table:style-name="ro3" table:default-cell-style-name="ce12">
              <table:table-cell table:style-name="ce14">
                <text:p text:style-name="P2">n</text:p>
              </table:table-cell>
              <table:table-cell>
                <text:p text:style-name="P2">i</text:p>
              </table:table-cell>
              <table:table-cell table:style-name="ce15">
                <text:p text:style-name="P2">b</text:p>
              </table:table-cell>
              <table:table-cell>
                <text:p text:style-name="P2">/</text:p>
              </table:table-cell>
            </table:table-row>
            <table:table-row table:style-name="ro4" table:default-cell-style-name="ce13">
              <table:table-cell>
                <text:p text:style-name="P2">\x00</text:p>
              </table:table-cell>
              <table:table-cell table:style-name="ce16">
                <text:p text:style-name="P2">h</text:p>
              </table:table-cell>
              <table:table-cell>
                <text:p text:style-name="P2">s</text:p>
              </table:table-cell>
              <table:table-cell>
                <text:p text:style-name="P2">/</text:p>
              </table:table-cell>
            </table:table-row>
            <table:table-row table:style-name="ro5" table:default-cell-style-name="ce17">
              <table:table-cell table:number-columns-spanned="4">
                <text:p text:style-name="P2">...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10.414cm" svg:height="1.22cm" svg:x="1.245cm" svg:y="1.499cm">
          <draw:text-box>
            <text:p text:style-name="P4"><text:span text:style-name="T2">Stack memory region</text:span></text:p>
          </draw:text-box>
        </draw:frame>
        <draw:frame draw:style-name="gr2" draw:text-style-name="P5" draw:layer="layout" svg:width="10.16cm" svg:height="1.22cm" svg:x="18.771cm" svg:y="1.499cm">
          <draw:text-box>
            <text:p text:style-name="P4"><text:span text:style-name="T2">libc memory region</text:span></text:p>
          </draw:text-box>
        </draw:frame>
        <draw:line draw:style-name="gr3" draw:text-style-name="P6" draw:layer="layout" svg:x1="11.659cm" svg:y1="21.819cm" svg:x2="18.517cm" svg:y2="13.437cm">
          <text:p/>
        </draw:line>
        <draw:line draw:style-name="gr3" draw:text-style-name="P6" draw:layer="layout" svg:x1="11.659cm" svg:y1="24.359cm" svg:x2="18.517cm" svg:y2="18.51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ed0ff" draw:end-color="#ffffff" draw:start-intensity="100%" draw:end-intensity="100%" draw:angle="1800" draw:border="0%"/>
    <draw:gradient draw:name="Gradient_20_2" draw:display-name="Gradient 2" draw:style="linear" draw:start-color="#8ed0f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254cm" fo:padding-bottom="0.254cm" fo:padding-left="0.25cm" fo:padding-right="0.25cm" draw:shadow="hidden" draw:shadow-offset-x="0.2cm" draw:shadow-offset-y="0.2cm" draw:shadow-color="#808080" draw:line-distance="0.20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30.48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7.233cm" svg:height="7.047cm" svg:x="2.03cm" svg:y="2.397cm"/>
      <draw:page-thumbnail draw:layer="backgroundobjects" svg:width="7.233cm" svg:height="7.047cm" svg:x="2.03cm" svg:y="10.445cm"/>
      <draw:page-thumbnail draw:layer="backgroundobjects" svg:width="7.233cm" svg:height="7.047cm" svg:x="2.03cm" svg:y="18.493cm"/>
      <draw:page-thumbnail draw:layer="backgroundobjects" svg:width="7.233cm" svg:height="7.047cm" svg:x="12.325cm" svg:y="2.397cm"/>
      <draw:page-thumbnail draw:layer="backgroundobjects" svg:width="7.233cm" svg:height="7.047cm" svg:x="12.325cm" svg:y="10.445cm"/>
      <draw:page-thumbnail draw:layer="backgroundobjects" svg:width="7.233cm" svg:height="7.047cm" svg:x="12.325cm" svg:y="18.493cm"/>
    </style:handout-master>
    <style:master-page style:name="Default" style:page-layout-name="PM1" draw:style-name="Mdp1">
      <draw:frame presentation:style-name="Default-title" draw:layer="backgroundobjects" svg:width="25.648cm" svg:height="4.626cm" svg:x="2.413cm" svg:y="2.097cm" presentation:class="title" presentation:placeholder="true">
        <draw:text-box/>
      </draw:frame>
      <draw:frame presentation:style-name="Default-outline1" draw:layer="backgroundobjects" svg:width="25.648cm" svg:height="16.07cm" svg:x="2.413cm" svg:y="7.473cm" presentation:class="outline" presentation:placeholder="true">
        <draw:text-box/>
      </draw:frame>
      <draw:frame presentation:style-name="Mpr1" draw:text-style-name="MP2" draw:layer="backgroundobjects" svg:width="6.64cm" svg:height="1.909cm" svg:x="2.413cm" svg:y="26.23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034cm" svg:height="1.909cm" svg:x="10.736cm" svg:y="26.23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64cm" svg:height="1.909cm" svg:x="21.421cm" svg:y="26.23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9T15:49:12.775812852</meta:creation-date>
    <dc:date>2020-05-29T16:48:14.718218298</dc:date>
    <meta:editing-duration>PT7M28S</meta:editing-duration>
    <meta:editing-cycles>1</meta:editing-cycles>
    <meta:document-statistic meta:object-count="29"/>
    <meta:generator>LibreOffice/6.4.3.2$Linux_X86_64 LibreOffice_project/40$Build-2</meta:generator>
  </office:meta>
</office:document-meta>
</file>